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ff00"/>
    </style:style>
  </office:automatic-styles>
  <office:body>
    <office:spreadsheet>
      <table:table table:name="Feuille1" table:style-name="ta1" table:print="false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modal</text:p>
          </table:table-cell>
          <table:table-cell office:value-type="string">
            <text:p>cha</text:p>
          </table:table-cell>
          <table:table-cell office:value-type="string">
            <text:p>vi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sp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zgɤt</text:p>
          </table:table-cell>
          <table:table-cell office:value-type="string">
            <text:p>vs</text:p>
          </table:table-cell>
          <table:table-cell table:style-name="ce2" office:value-type="string">
            <text:p>finite (ipfv)</text:p>
          </table:table-cell>
          <table:table-cell office:value-type="string">
            <text:p>zero</text:p>
          </table:table-cell>
          <table:table-cell office:value-type="string">
            <text:p>tu-ti-a kɯ-zgɤt ɲɯ-ɕti ri nɯnɯ aʑo mɯ́j-nɤxtʂaŋ-a tɕendɤre nɯ ɯ-qhu aʑo nɯtɕu tshapa mɤ-ɕe-a ma "a-rpɯ a-ɬaʁ" ntsɯ kɤ-ti ɲɯ-ra</text:p>
          </table:table-cell>
          <table:table-cell table:number-columns-repeated="3"/>
        </table:table-row>
        <table:table-row table:style-name="ro1">
          <table:table-cell office:value-type="string">
            <text:p>modal</text:p>
          </table:table-cell>
          <table:table-cell office:value-type="string">
            <text:p>jɤɣ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sɯxcha</text:p>
          </table:table-cell>
          <table:table-cell office:value-type="string">
            <text:p>vt-i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khɯ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ɬoʁ</text:p>
          </table:table-cell>
          <table:table-cell office:value-type="string">
            <text:p>vs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aʑo kɤ-nɤla ɲɯ-ɬoʁ</text:p>
          </table:table-cell>
          <table:table-cell table:style-name="ce2" office:value-type="string">
            <text:p>finite (irr, ipfv)</text:p>
          </table:table-cell>
          <table:table-cell office:value-type="string">
            <text:p>zero</text:p>
          </table:table-cell>
          <table:table-cell office:value-type="string">
            <text:p>a-tɕɯ ɲɯ-ɴqa ri, a-tɤ-rɤŋgat tɕe, nɯ smɤnmimitoʁ kuɕana a-ɕ-kɤ-nɤʁdɤn ɲɯ-ɬoʁ</text:p>
          </table:table-cell>
        </table:table-row>
        <table:table-row table:style-name="ro1">
          <table:table-cell office:value-type="string">
            <text:p>modal</text:p>
          </table:table-cell>
          <table:table-cell office:value-type="string">
            <text:p>tʂaŋ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ra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ʁzi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ntshi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mna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ŋgrɯ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sna</text:p>
          </table:table-cell>
          <table:table-cell office:value-type="string">
            <text:p>vs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kɤ-cɯ mɯ-pjɤ-sna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aspect</text:p>
          </table:table-cell>
          <table:table-cell office:value-type="string">
            <text:p>ŋgrɤl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aspect</text:p>
          </table:table-cell>
          <table:table-cell office:value-type="string">
            <text:p>rɲo</text:p>
          </table:table-cell>
          <table:table-cell office:value-type="string">
            <text:p>vt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/>
          <table:table-cell office:value-type="string">
            <text:p>inf</text:p>
          </table:table-cell>
          <table:table-cell office:value-type="string">
            <text:p>S/A=A</text:p>
          </table:table-cell>
          <table:table-cell/>
        </table:table-row>
        <table:table-row table:style-name="ro1">
          <table:table-cell office:value-type="string">
            <text:p>aspect</text:p>
          </table:table-cell>
          <table:table-cell office:value-type="string">
            <text:p>rɤŋgat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table:style-name="ce2" office:value-type="string">
            <text:p>S/A=S</text:p>
          </table:table-cell>
          <table:table-cell office:value-type="string">
            <text:p>nɤʑo a-kɯ-ʁndɯ tu-tɯ-rɤŋgat tɕe, nɤ-phɯŋgɯ rdɤstaʁ ɲɯ-tɯ-rke ɲɯ-ŋu</text:p>
          </table:table-cell>
          <table:table-cell table:number-columns-repeated="3"/>
        </table:table-row>
        <table:table-row table:style-name="ro1">
          <table:table-cell office:value-type="string">
            <text:p>aspect</text:p>
          </table:table-cell>
          <table:table-cell office:value-type="string">
            <text:p>nɤtɕɯtʂi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hasal</text:p>
          </table:table-cell>
          <table:table-cell office:value-type="string">
            <text:p>sɤʑa</text:p>
          </table:table-cell>
          <table:table-cell office:value-type="string">
            <text:p>vt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nɯ ɯ-ndza to-sɤʑa-ndʑi</text:p>
          </table:table-cell>
          <table:table-cell office:value-type="string">
            <text:p>inf</text:p>
          </table:table-cell>
          <table:table-cell office:value-type="string">
            <text:p>S/A=A</text:p>
          </table:table-cell>
          <table:table-cell office:value-type="string">
            <text:p>kɤ-rɤβzjoz tɤ-sɤʑa-t-a</text:p>
          </table:table-cell>
        </table:table-row>
        <table:table-row table:style-name="ro1">
          <table:table-cell office:value-type="string">
            <text:p>phasal</text:p>
          </table:table-cell>
          <table:table-cell office:value-type="string">
            <text:p>ʑa</text:p>
          </table:table-cell>
          <table:table-cell office:value-type="string">
            <text:p>vt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tɕe pɤjkhu pjɯ-si ɕɯŋgɯ ʑo ɯ-ɕa ɯ-ndza tu-ʑa-nɯ ɕti</text:p>
          </table:table-cell>
          <table:table-cell office:value-type="string">
            <text:p>inf</text:p>
          </table:table-cell>
          <table:table-cell office:value-type="string">
            <text:p>S/A=A</text:p>
          </table:table-cell>
          <table:table-cell office:value-type="string">
            <text:p>nɯ sthɯci tɯmtɕiβzɤrnaʁ tɕe tɕe kɤ-rɤtʂɯβ to-ʑa tɕe</text:p>
          </table:table-cell>
        </table:table-row>
        <table:table-row table:style-name="ro1">
          <table:table-cell office:value-type="string">
            <text:p>phasal</text:p>
          </table:table-cell>
          <table:table-cell office:value-type="string">
            <text:p>sthɯt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hasal</text:p>
          </table:table-cell>
          <table:table-cell office:value-type="string">
            <text:p>sɯɣjɤɣ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attempt</text:p>
          </table:table-cell>
          <table:table-cell office:value-type="string">
            <text:p>sɯβzu</text:p>
          </table:table-cell>
          <table:table-cell table:number-columns-repeated="7"/>
        </table:table-row>
        <table:table-row table:style-name="ro1">
          <table:table-cell office:value-type="string">
            <text:p>attempt</text:p>
          </table:table-cell>
          <table:table-cell office:value-type="string">
            <text:p>tshɤt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attempt</text:p>
          </table:table-cell>
          <table:table-cell office:value-type="string">
            <text:p>nɯftɕak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attempt</text:p>
          </table:table-cell>
          <table:table-cell office:value-type="string">
            <text:p>rɤtshɤt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attempt</text:p>
          </table:table-cell>
          <table:table-cell office:value-type="string">
            <text:p>nɤz</text:p>
          </table:table-cell>
          <table:table-cell table:number-columns-repeated="7"/>
        </table:table-row>
        <table:table-row table:style-name="ro1">
          <table:table-cell office:value-type="string">
            <text:p>attempt</text:p>
          </table:table-cell>
          <table:table-cell office:value-type="string">
            <text:p>phot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eixis</text:p>
          </table:table-cell>
          <table:table-cell office:value-type="string">
            <text:p>stu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mt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ru</text:p>
          </table:table-cell>
          <table:table-cell office:value-type="string">
            <text:p>vi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mtshɤm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sɤŋo</text:p>
          </table:table-cell>
          <table:table-cell office:value-type="string">
            <text:p>vlab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mɲ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rtoχpjɤt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χsɤl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sɯχsɤl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ɣɤjmŋ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tɕhɤr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jmŋ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sɯs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jmɯt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ɕɯftaʁ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tso</text:p>
          </table:table-cell>
          <table:table-cell office:value-type="string">
            <text:p>vi</text:p>
          </table:table-cell>
          <table:table-cell table:number-columns-repeated="6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sɯz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rga</text:p>
          </table:table-cell>
          <table:table-cell office:value-type="string">
            <text:p>vi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rg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zdɯɣ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mu</text:p>
          </table:table-cell>
          <table:table-cell office:value-type="string">
            <text:p>vi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ɣmu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ɲɟɤt</text:p>
          </table:table-cell>
          <table:table-cell table:number-columns-repeated="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qh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znɤj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ʁmɯɣ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mg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ɯ-sɯm ɕe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ɯ-ʁjɯz ɣi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mgr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mɯlɤm</text:p>
          </table:table-cell>
          <table:table-cell table:number-columns-repeated="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ɯmʁɲɯz</text:p>
          </table:table-cell>
          <table:table-cell table:number-columns-repeated="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ɯmŋɤn</text:p>
          </table:table-cell>
          <table:table-cell table:number-columns-repeated="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ʁlɯmbɯɣ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retense</text:p>
          </table:table-cell>
          <table:table-cell office:value-type="string">
            <text:p>nɯɕpɯz</text:p>
          </table:table-cell>
          <table:table-cell office:value-type="string">
            <text:p>vt</text:p>
          </table:table-cell>
          <table:table-cell office:value-type="string">
            <text:p>kɯ- </text:p>
          </table:table-cell>
          <table:table-cell office:value-type="string">
            <text:p>S/A=A</text:p>
          </table:table-cell>
          <table:table-cell office:value-type="string">
            <text:p>ʑara kɯ cha nɯ ku-kɯ-tshi to-nɯɕpɯz-nɯ</text:p>
          </table:table-cell>
          <table:table-cell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ɣzɯ ra kɯ li ʑɤni tú-wɣ-nɯɕpɯz-ndʑi</text:p>
          </table:table-cell>
        </table:table-row>
        <table:table-row table:style-name="ro1">
          <table:table-cell office:value-type="string">
            <text:p>pretense</text:p>
          </table:table-cell>
          <table:table-cell office:value-type="string">
            <text:p>ʑɣɤpa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office:value-type="string">
            <text:p>S/A=S</text:p>
          </table:table-cell>
          <table:table-cell office:value-type="string">
            <text:p>pɯ-kɯ-nɯʑɯβ to-ʑɣɤpa</text:p>
          </table:table-cell>
          <table:table-cell table:number-columns-repeated="3"/>
        </table:table-row>
        <table:table-row table:style-name="ro1">
          <table:table-cell office:value-type="string">
            <text:p>pretense</text:p>
          </table:table-cell>
          <table:table-cell office:value-type="string">
            <text:p>khramba-X βzu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peech</text:p>
          </table:table-cell>
          <table:table-cell office:value-type="string">
            <text:p>ti</text:p>
          </table:table-cell>
          <table:table-cell office:value-type="string">
            <text:p>vt-ind</text:p>
          </table:table-cell>
          <table:table-cell table:number-columns-repeated="6"/>
        </table:table-row>
        <table:table-row table:style-name="ro1">
          <table:table-cell office:value-type="string">
            <text:p>speech</text:p>
          </table:table-cell>
          <table:table-cell office:value-type="string">
            <text:p>nɤl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speech</text:p>
          </table:table-cell>
          <table:table-cell office:value-type="string">
            <text:p>sɯxɕɤt</text:p>
          </table:table-cell>
          <table:table-cell office:value-type="string">
            <text:p>vt-sec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motion</text:p>
          </table:table-cell>
          <table:table-cell office:value-type="string">
            <text:p>ɕe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office:value-type="string">
            <text:p>S/A=S</text:p>
          </table:table-cell>
          <table:table-cell office:value-type="string">
            <text:p>aʑo nɯ-kha ɯ-kɯ-nɤkhu jɤ-ari-a</text:p>
          </table:table-cell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nɯ-kha nɯtɕu kɤ-nɤkhu jɤ-ari-a</text:p>
          </table:table-cell>
        </table:table-row>
        <table:table-row table:style-name="ro1">
          <table:table-cell office:value-type="string">
            <text:p>motion</text:p>
          </table:table-cell>
          <table:table-cell office:value-type="string">
            <text:p>ɣi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office:value-type="string">
            <text:p>S/A=S</text:p>
          </table:table-cell>
          <table:table-cell/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nɯnɯ sɤβʑɯ ɣɯ ɯ-kha nɯtɕu kɤ-nɤkhu ju-ɣi pjɤ-ŋu</text:p>
          </table:table-cell>
        </table:table-row>
        <table:table-row table:style-name="ro1">
          <table:table-cell office:value-type="string">
            <text:p>motion</text:p>
          </table:table-cell>
          <table:table-cell office:value-type="string">
            <text:p>ɬoʁ</text:p>
          </table:table-cell>
          <table:table-cell office:value-type="string">
            <text:p>vi</text:p>
          </table:table-cell>
          <table:table-cell table:style-name="ce2" office:value-type="string">
            <text:p>???</text:p>
          </table:table-cell>
          <table:table-cell table:number-columns-repeated="5"/>
        </table:table-row>
        <table:table-row table:style-name="ro1">
          <table:table-cell office:value-type="string">
            <text:p>motion</text:p>
          </table:table-cell>
          <table:table-cell office:value-type="string">
            <text:p>sɯxɕe</text:p>
          </table:table-cell>
          <table:table-cell table:style-name="ce1" office:value-type="string">
            <text:p>vt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>
            <text:p>motion</text:p>
          </table:table-cell>
          <table:table-cell office:value-type="string">
            <text:p>sɯɣe</text:p>
          </table:table-cell>
          <table:table-cell table:style-name="ce1" office:value-type="string">
            <text:p>vt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>
            <text:p>motion</text:p>
          </table:table-cell>
          <table:table-cell office:value-type="string">
            <text:p>rɟɯɣ</text:p>
          </table:table-cell>
          <table:table-cell office:value-type="string">
            <text:p>vi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motion</text:p>
          </table:table-cell>
          <table:table-cell office:value-type="string">
            <text:p>nɯqambɯmbjom</text:p>
          </table:table-cell>
          <table:table-cell office:value-type="string">
            <text:p>vi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cause</text:p>
          </table:table-cell>
          <table:table-cell office:value-type="string">
            <text:p>causative verb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ause</text:p>
          </table:table-cell>
          <table:table-cell office:value-type="string">
            <text:p>βzu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ause</text:p>
          </table:table-cell>
          <table:table-cell office:value-type="string">
            <text:p>sɯβzu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ause</text:p>
          </table:table-cell>
          <table:table-cell office:value-type="string">
            <text:p>qur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ause</text:p>
          </table:table-cell>
          <table:table-cell office:value-type="string">
            <text:p>βgoz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ause</text:p>
          </table:table-cell>
          <table:table-cell office:value-type="string">
            <text:p>ɣɤkhɯ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adjective</text:p>
          </table:table-cell>
          <table:table-cell office:value-type="string">
            <text:p>rtaʁ</text:p>
          </table:table-cell>
          <table:table-cell office:value-type="string">
            <text:p>vs</text:p>
          </table:table-cell>
          <table:table-cell office:value-type="string">
            <text:p>finitive (ipfv)</text:p>
          </table:table-cell>
          <table:table-cell office:value-type="string">
            <text:p>P=S</text:p>
          </table:table-cell>
          <table:table-cell office:value-type="string">
            <text:p>koŋla pjɯ-nɤrte ʑo kɯ-rtaʁ ʑo kɯ-wxti ɲɯ-βze ŋgrɤl ma </text:p>
          </table:table-cell>
          <table:table-cell office:value-type="string">
            <text:p>inf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6/04/2016</text:date>, <text:time>12:4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4-04T15:40:01.17</meta:creation-date>
    <dc:date>2016-04-06T12:43:45.89</dc:date>
    <meta:editing-duration>PT01H52M25S</meta:editing-duration>
    <meta:editing-cycles>47</meta:editing-cycles>
    <meta:generator>OpenOffice.org/3.0$Win32 OpenOffice.org_project/300m15$Build-9379</meta:generator>
    <meta:document-statistic meta:table-count="3" meta:cell-count="295" meta:object-count="0"/>
    <meta:user-defined meta:name="Info 1"/>
    <meta:user-defined meta:name="Info 2"/>
    <meta:user-defined meta:name="Info 3"/>
    <meta:user-defined meta:name="Info 4"/>
  </office:meta>
</office:document-meta>
</file>